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5" style:family="paragraph" style:parent-style-name="Standard">
      <style:text-properties fo:font-weight="bold" style:font-weight-asian="bold" style:font-name-complex="David" style:font-weight-complex="bold"/>
    </style:style>
    <style:style style:name="P6" style:family="paragraph" style:parent-style-name="Standard">
      <style:text-properties fo:font-size="10pt" style:font-size-asian="10pt" style:font-name-complex="David" style:font-size-complex="10pt"/>
    </style:style>
    <style:style style:name="P7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7.5.14</text:span></text:p>
      <text:p text:style-name="P2"><text:bookmark text:name="_GoBack"/><text:span text:style-name="T5">נתונים עיקריים לשלבים הראשונים לטיפול באירוע</text:span></text:p>
      <text:p text:style-name="Standard"><text:span text:style-name="T4">תיק <text:s/></text:span><text:span text:style-name="T6">60351</text:span></text:p>
      <text:p text:style-name="P4"/>
      <text:p text:style-name="Standard"><text:span text:style-name="T4">שם העסק/מבנה</text:span><text:span text:style-name="T3"> <text:s text:c="2"/></text:span><text:span text:style-name="T1">בית דפוס ידיעות אחרונות</text:span></text:p>
      <text:p text:style-name="P5"/>
      <text:p text:style-name="Standard"><text:span text:style-name="T4">כתובת</text:span><text:span text:style-name="T1"> <text:s/>הכשרת הישוב 27 אזור תעשיה חדש ראשון לציון.</text:span></text:p>
      <text:p text:style-name="P5"/>
      <text:p text:style-name="Standard"><text:span text:style-name="T4">טלפון</text:span><text:span text:style-name="T1"> <text:s text:c="8"/>שער כניסה ראשי <text:s text:c="23"/>03-9632200 <text:s text:c="132"/></text:span></text:p>
      <text:p text:style-name="P5"/>
      <text:p text:style-name="Standard"><text:span text:style-name="T4">המפתחות נמצאים</text:span><text:span text:style-name="T1"> <text:s text:c="5"/>שער כניסה ראשי עמדת שומר.</text:span></text:p>
      <text:p text:style-name="P7"/>
      <text:p text:style-name="Standard"><text:span text:style-name="T4">מיקום מפסק זרם ראשי</text:span><text:span text:style-name="T1"> <text:s text:c="14"/></text:span></text:p>
      <text:p text:style-name="Standard"><text:span text:style-name="T1"><text:s text:c="45"/>פאנל כבאים <text:s text:c="2"/>נמצא בדרך כניסה ראשית חזית מערבית . <text:s text:c="8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: <text:s text:c="2"/>3 גנרטורים <text:s text:c="2"/>(כניסה ראשית חזית מערב סמוך למגרסת נייר)</text:span></text:p>
      <text:p text:style-name="P6"/>
      <text:p text:style-name="Standard"><text:span text:style-name="T4">מיקום ברזי כיבוי עיקריים: </text:span><text:span text:style-name="T1">גמל מים נמצא בחזית דרום מזרח + עמדת סניקה והסנקה.</text:span></text:p>
      <text:p text:style-name="Standard"><text:span text:style-name="T1"><text:s text:c="47"/>עמדות כיבוי <text:s/>+ הידרנטים פרוסים בשביל גישה מסביב למבנה.</text:span></text:p>
      <text:p text:style-name="Standard"><text:span text:style-name="T1"><text:s text:c="47"/>תותח מים לאזור אחסון באלות לאחר גריסה <text:s/>(סמוך לעמדת תדלוק)</text:span></text:p>
      <text:p text:style-name="P7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רונן שגב</text:span></text:p>
          </table:table-cell>
          <table:table-cell table:style-name="Table2.A1" office:value-type="string">
            <text:p text:style-name="P1"><text:span text:style-name="T1">ממונה בטיחות </text:span></text:p>
          </table:table-cell>
          <table:table-cell table:style-name="Table2.A1" office:value-type="string">
            <text:p text:style-name="P1"><text:span text:style-name="T1">03-9632286</text:span></text:p>
          </table:table-cell>
          <table:table-cell table:style-name="Table2.A1" office:value-type="string">
            <text:p text:style-name="P1"><text:span text:style-name="T1">050-8833705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<text:span text:style-name="T1">זרח טסה</text:span></text:p>
          </table:table-cell>
          <table:table-cell table:style-name="Table2.A1" office:value-type="string">
            <text:p text:style-name="P1"><text:span text:style-name="T1">אחראי רעלים 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57-7637101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<text:span text:style-name="T1">שחר כהן</text:span></text:p>
          </table:table-cell>
          <table:table-cell table:style-name="Table2.A1" office:value-type="string">
            <text:p text:style-name="P1"><text:span text:style-name="T1">קב"ט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><text:span text:style-name="T1">082-5558663</text:span></text:p>
          </table:table-cell>
          <table:table-cell table:style-name="Table2.A1" office:value-type="string">
            <text:p text:style-name="P3"/>
          </table:table-cell>
        </table:table-row>
      </table:table>
      <text:p text:style-name="P7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חומ"ס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ן נייר <text:s/>חזית דרומית </text:span></text:p>
          </table:table-cell>
        </table:table-row>
      </table:table>
      <text:p text:style-name="Standard"><text:span text:style-name="T1"><text:s text:c="521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סמוך לכניסה ראשית חזית מערבית צד צפון.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סודה קאוסטית</text:span></text:p>
          </table:table-cell>
          <table:table-cell table:style-name="Table4.A1" office:value-type="string">
            <text:p text:style-name="P1"><text:span text:style-name="T1">1824</text:span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"><text:span text:style-name="T1">בחצר חזית דרום מערב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B.O.K</text:span></text:p>
          </table:table-cell>
          <table:table-cell table:style-name="Table4.A1" office:value-type="string">
            <text:p text:style-name="P1"><text:span text:style-name="T1">2811</text:span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"><text:span text:style-name="T1">פרוזדור כניסה ראשית חזית מערבית אחסנה ותפעול.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1"><text:span text:style-name="T1">1202</text:span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1"><text:span text:style-name="T1">נמצא בחדר משאבות 1000 ליטר.</text:span></text:p>
          </table:table-cell>
        </table:table-row>
      </table:table>
      <text:p text:style-name="P7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חדר משאבות ראשי נמצא <text:s/>בחצר מערבית <text:s text:c="4"/>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ברז ראשי למערך ספרינקלרים נמצא סמוך לקיר בתוך סככת המגרסה חלק דרומי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קומתי לספרינקלרים .ממוקם בפרוזדור וסמוך לחלק מהיציאות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3 גנרטורים נמצאים בכניסה ראשית צד צפון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חשמל ראשי ממוקם באגף מערבי כניסה ראשית למבנה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כניסות חמבנה שער ראשי חזית צפונית , שער מזרחי סמוך להפצה.</text:span></text:p>
          </table:table-cell>
        </table:table-row>
      </table:table>
      <text:p text:style-name="P7"><text:soft-page-break/></text:p>
      <text:p text:style-name="P7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efault_20_Paragraph_20_Font" style:display-name="Default Paragraph Font" style:family="text"/>
    <style:style style:name="כותרת_20_עליונה_20_תו" style:display-name="כותרת עליונה תו" style:family="text" style:parent-style-name="Default_20_Paragraph_20_Font">
      <style:text-properties style:font-name="Arial1" fo:font-size="12pt" style:font-size-asian="12pt" style:font-size-complex="12pt"/>
    </style:style>
    <style:style style:name="כותרת_20_תחתונה_20_תו" style:display-name="כותרת תחתונה תו" style:family="text" style:parent-style-name="Default_20_Paragraph_20_Font">
      <style:text-properties style:font-name="Arial1"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5-07T06:00:00</meta:print-date>
    <meta:creation-date>2014-05-07T11:07:00</meta:creation-date>
    <dc:date>2014-05-07T11:07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76" meta:word-count="299" meta:character-count="25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